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6708e" officeooo:paragraph-rsid="0006708e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6708e" officeooo:paragraph-rsid="0006708e" style:font-size-asian="24pt" style:font-size-complex="24pt"/>
    </style:style>
    <style:style style:name="P3" style:family="paragraph" style:parent-style-name="Standard" style:list-style-name="L1">
      <style:text-properties fo:font-size="14pt" officeooo:rsid="0004ddf6" officeooo:paragraph-rsid="0008c5ec" style:font-size-asian="14pt" style:font-size-complex="14pt"/>
    </style:style>
    <style:style style:name="P4" style:family="paragraph" style:parent-style-name="Standard" style:list-style-name="L1">
      <style:text-properties fo:font-size="14pt" officeooo:rsid="0004ddf6" officeooo:paragraph-rsid="0004ddf6" style:font-size-asian="14pt" style:font-size-complex="14pt"/>
    </style:style>
    <style:style style:name="P5" style:family="paragraph" style:parent-style-name="Standard" style:list-style-name="L1">
      <style:text-properties fo:font-size="14pt" officeooo:rsid="0004ddf6" officeooo:paragraph-rsid="000ae283" style:font-size-asian="14pt" style:font-size-complex="14pt"/>
    </style:style>
    <style:style style:name="P6" style:family="paragraph" style:parent-style-name="Standard" style:list-style-name="L1">
      <style:text-properties fo:font-size="14pt" officeooo:rsid="0004ddf6" officeooo:paragraph-rsid="0011c3af" style:font-size-asian="14pt" style:font-size-complex="14pt"/>
    </style:style>
    <style:style style:name="P7" style:family="paragraph" style:parent-style-name="Standard" style:list-style-name="L8">
      <style:text-properties fo:font-size="14pt" officeooo:rsid="0004ddf6" officeooo:paragraph-rsid="0014629f" style:font-size-asian="14pt" style:font-size-complex="14pt"/>
    </style:style>
    <style:style style:name="P8" style:family="paragraph" style:parent-style-name="Standard" style:list-style-name="L8">
      <style:text-properties fo:font-size="14pt" officeooo:rsid="0010e506" officeooo:paragraph-rsid="0010e506" style:font-size-asian="14pt" style:font-size-complex="14pt"/>
    </style:style>
    <style:style style:name="P9" style:family="paragraph" style:parent-style-name="Standard" style:list-style-name="L8">
      <style:text-properties fo:font-size="14pt" officeooo:rsid="0012d8ff" officeooo:paragraph-rsid="0014629f" style:font-size-asian="14pt" style:font-size-complex="14pt"/>
    </style:style>
    <style:style style:name="P10" style:family="paragraph" style:parent-style-name="Standard" style:list-style-name="L8">
      <style:text-properties fo:font-size="14pt" officeooo:rsid="000a9bf2" officeooo:paragraph-rsid="0014629f" style:font-size-asian="14pt" style:font-size-complex="14pt"/>
    </style:style>
    <style:style style:name="P11" style:family="paragraph" style:parent-style-name="Standard">
      <style:text-properties officeooo:rsid="0004ddf6" officeooo:paragraph-rsid="0004ddf6"/>
    </style:style>
    <style:style style:name="P12" style:family="paragraph" style:parent-style-name="Standard">
      <style:paragraph-properties fo:text-align="start" style:justify-single-word="false"/>
      <style:text-properties fo:font-size="12pt" officeooo:rsid="000ae283" officeooo:paragraph-rsid="000ae283" style:font-size-asian="10.5pt" style:font-size-complex="12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officeooo:rsid="000ae283" officeooo:paragraph-rsid="000ae283" style:font-size-asian="10.5pt" style:font-size-complex="12pt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officeooo:rsid="000c2390" officeooo:paragraph-rsid="000c2390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paragraph-rsid="000ae283"/>
    </style:style>
    <style:style style:name="P16" style:family="paragraph" style:parent-style-name="Standard">
      <style:paragraph-properties fo:text-align="start" style:justify-single-word="false"/>
      <style:text-properties fo:font-size="16pt" officeooo:rsid="000ae283" officeooo:paragraph-rsid="000ae283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ae283" officeooo:paragraph-rsid="000c2390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06708e"/>
    </style:style>
    <style:style style:name="P19" style:family="paragraph" style:parent-style-name="Standard" style:list-style-name="L13">
      <style:text-properties officeooo:paragraph-rsid="0004ddf6"/>
    </style:style>
    <style:style style:name="P20" style:family="paragraph" style:parent-style-name="Standard" style:list-style-name="L2">
      <style:paragraph-properties fo:margin-left="0.9846in" fo:margin-right="0in" fo:text-indent="-0.25in" style:auto-text-indent="false"/>
      <style:text-properties fo:font-size="14pt" officeooo:rsid="000a9bf2" officeooo:paragraph-rsid="000ca648" style:font-size-asian="14pt" style:font-size-complex="14pt"/>
    </style:style>
    <style:style style:name="P21" style:family="paragraph" style:parent-style-name="Standard" style:list-style-name="L10">
      <style:paragraph-properties fo:margin-left="0.9846in" fo:margin-right="0in" fo:text-indent="-0.25in" style:auto-text-indent="false"/>
      <style:text-properties fo:font-size="14pt" officeooo:rsid="0004ddf6" officeooo:paragraph-rsid="0011c3af" style:font-size-asian="14pt" style:font-size-complex="14pt"/>
    </style:style>
    <style:style style:name="P22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  <style:text-properties fo:font-size="12pt" officeooo:rsid="000ae283" officeooo:paragraph-rsid="000ae283" style:font-size-asian="10.5pt" style:font-size-complex="12pt"/>
    </style:style>
    <style:style style:name="P23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24" style:family="paragraph" style:parent-style-name="Standard" style:list-style-name="L7">
      <style:paragraph-properties fo:margin-left="0.9846in" fo:margin-right="0in" fo:text-indent="-0.25in" style:auto-text-indent="false"/>
      <style:text-properties officeooo:rsid="000ae283" officeooo:paragraph-rsid="000ae283"/>
    </style:style>
    <style:style style:name="P25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  <style:text-properties officeooo:paragraph-rsid="000c2390"/>
    </style:style>
    <style:style style:name="P26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  <style:text-properties officeooo:rsid="000ca648" officeooo:paragraph-rsid="000ca648"/>
    </style:style>
    <style:style style:name="P27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  <style:text-properties officeooo:rsid="000cd713" officeooo:paragraph-rsid="000ce65d"/>
    </style:style>
    <style:style style:name="P28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  <style:text-properties officeooo:rsid="000ce65d" officeooo:paragraph-rsid="000ce65d"/>
    </style:style>
    <style:style style:name="P29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  <style:text-properties officeooo:rsid="000f026e" officeooo:paragraph-rsid="000f026e"/>
    </style:style>
    <style:style style:name="P30" style:family="paragraph" style:parent-style-name="Standard" style:list-style-name="L7">
      <style:paragraph-properties fo:margin-left="0.9846in" fo:margin-right="0in" fo:text-indent="-0.25in" style:auto-text-indent="false"/>
      <style:text-properties officeooo:rsid="0012d8ff" officeooo:paragraph-rsid="0012d8ff"/>
    </style:style>
    <style:style style:name="P31" style:family="paragraph" style:parent-style-name="Standard">
      <style:paragraph-properties fo:text-align="center" style:justify-single-word="false" fo:break-before="page"/>
      <style:text-properties fo:font-size="36pt" officeooo:rsid="0006708e" officeooo:paragraph-rsid="000ae283" style:font-size-asian="36pt" style:font-size-complex="36pt"/>
    </style:style>
    <style:style style:name="P32" style:family="paragraph" style:parent-style-name="Standard" style:list-style-name="L4">
      <style:paragraph-properties fo:margin-left="1.4772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33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34" style:family="paragraph" style:parent-style-name="Standard" style:list-style-name="L4">
      <style:paragraph-properties fo:margin-left="1.4772in" fo:margin-right="0in" fo:text-align="start" style:justify-single-word="false" fo:text-indent="-0.25in" style:auto-text-indent="false"/>
      <style:text-properties fo:font-size="12pt" officeooo:rsid="000d2e28" officeooo:paragraph-rsid="000d2e28" style:font-size-asian="10.5pt" style:font-size-complex="12pt"/>
    </style:style>
    <style:style style:name="P35" style:family="paragraph" style:parent-style-name="Standard" style:list-style-name="L4">
      <style:paragraph-properties fo:margin-left="1.4772in" fo:margin-right="0in" fo:text-align="start" style:justify-single-word="false" fo:text-indent="-0.25in" style:auto-text-indent="false"/>
      <style:text-properties fo:font-size="12pt" officeooo:rsid="001718e8" officeooo:paragraph-rsid="001718e8" style:font-size-asian="10.5pt" style:font-size-complex="12pt"/>
    </style:style>
    <style:style style:name="P36" style:family="paragraph" style:parent-style-name="Standard" style:list-style-name="L4">
      <style:paragraph-properties fo:margin-left="1.4772in" fo:margin-right="0in" fo:text-align="start" style:justify-single-word="false" fo:text-indent="-0.25in" style:auto-text-indent="false"/>
      <style:text-properties officeooo:rsid="000ca648" officeooo:paragraph-rsid="000ca648"/>
    </style:style>
    <style:style style:name="P37" style:family="paragraph" style:parent-style-name="Standard" style:list-style-name="L4">
      <style:paragraph-properties fo:margin-left="1.4772in" fo:margin-right="0in" fo:text-align="start" style:justify-single-word="false" fo:text-indent="-0.25in" style:auto-text-indent="false"/>
      <style:text-properties officeooo:rsid="000ce65d" officeooo:paragraph-rsid="000ce65d"/>
    </style:style>
    <style:style style:name="P38" style:family="paragraph" style:parent-style-name="Standard" style:list-style-name="L4">
      <style:paragraph-properties fo:margin-left="1.4772in" fo:margin-right="0in" fo:text-align="start" style:justify-single-word="false" fo:text-indent="-0.25in" style:auto-text-indent="false"/>
      <style:text-properties officeooo:rsid="000f026e" officeooo:paragraph-rsid="000f026e"/>
    </style:style>
    <style:style style:name="P39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officeooo:rsid="000f026e" officeooo:paragraph-rsid="000f026e"/>
    </style:style>
    <style:style style:name="P40" style:family="paragraph" style:parent-style-name="Standard" style:list-style-name="L4">
      <style:paragraph-properties fo:margin-left="1.4772in" fo:margin-right="0in" fo:text-align="start" style:justify-single-word="false" fo:text-indent="-0.25in" style:auto-text-indent="false"/>
      <style:text-properties officeooo:rsid="001013e8" officeooo:paragraph-rsid="001013e8"/>
    </style:style>
    <style:style style:name="P41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officeooo:rsid="001013e8" officeooo:paragraph-rsid="001013e8"/>
    </style:style>
    <style:style style:name="P42" style:family="paragraph" style:parent-style-name="Standard" style:list-style-name="L8">
      <style:paragraph-properties fo:margin-left="1.4772in" fo:margin-right="0in" fo:text-indent="-0.25in" style:auto-text-indent="false"/>
      <style:text-properties fo:font-size="14pt" officeooo:rsid="0010e506" officeooo:paragraph-rsid="0010e506" style:font-size-asian="14pt" style:font-size-complex="14pt"/>
    </style:style>
    <style:style style:name="P43" style:family="paragraph" style:parent-style-name="Standard" style:list-style-name="L8">
      <style:paragraph-properties fo:margin-left="1.4772in" fo:margin-right="0in" fo:text-indent="-0.25in" style:auto-text-indent="false"/>
      <style:text-properties fo:font-size="14pt" officeooo:rsid="0012d8ff" officeooo:paragraph-rsid="0014629f" style:font-size-asian="14pt" style:font-size-complex="14pt"/>
    </style:style>
    <style:style style:name="P44" style:family="paragraph" style:parent-style-name="Standard" style:list-style-name="L4">
      <style:paragraph-properties fo:margin-left="1.9693in" fo:margin-right="0in" fo:text-align="start" style:justify-single-word="false" fo:text-indent="-0.25in" style:auto-text-indent="false"/>
      <style:text-properties fo:font-size="12pt" officeooo:rsid="000ca648" officeooo:paragraph-rsid="000ca648" style:font-size-asian="10.5pt" style:font-size-complex="12pt"/>
    </style:style>
    <style:style style:name="P45" style:family="paragraph" style:parent-style-name="Standard" style:list-style-name="L4">
      <style:paragraph-properties fo:margin-left="1.9693in" fo:margin-right="0in" fo:text-align="start" style:justify-single-word="false" fo:text-indent="-0.25in" style:auto-text-indent="false"/>
      <style:text-properties fo:font-size="12pt" officeooo:rsid="000cd713" officeooo:paragraph-rsid="000cd713" style:font-size-asian="10.5pt" style:font-size-complex="12pt"/>
    </style:style>
    <style:style style:name="P46" style:family="paragraph" style:parent-style-name="Standard" style:list-style-name="L4">
      <style:paragraph-properties fo:margin-left="1.9693in" fo:margin-right="0in" fo:text-align="start" style:justify-single-word="false" fo:text-indent="-0.25in" style:auto-text-indent="false"/>
      <style:text-properties officeooo:rsid="000d2e28" officeooo:paragraph-rsid="000d2e28"/>
    </style:style>
    <style:style style:name="P47" style:family="paragraph" style:parent-style-name="Standard" style:list-style-name="L4">
      <style:paragraph-properties fo:margin-left="0.4925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48" style:family="paragraph" style:parent-style-name="Standard">
      <style:paragraph-properties fo:margin-left="0.4925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49" style:family="paragraph" style:parent-style-name="Standard" style:list-style-name="L8">
      <style:paragraph-properties fo:margin-left="0.4925in" fo:margin-right="0in" fo:text-indent="-0.25in" style:auto-text-indent="false"/>
      <style:text-properties fo:font-size="14pt" officeooo:rsid="0004ddf6" officeooo:paragraph-rsid="0014629f" style:font-size-asian="14pt" style:font-size-complex="14pt"/>
    </style:style>
    <style:style style:name="P50" style:family="paragraph" style:parent-style-name="Standard" style:list-style-name="L8">
      <style:paragraph-properties fo:margin-left="0.4925in" fo:margin-right="0in" fo:text-indent="-0.25in" style:auto-text-indent="false"/>
      <style:text-properties officeooo:paragraph-rsid="0014629f"/>
    </style:style>
    <style:style style:name="T1" style:family="text">
      <style:text-properties officeooo:rsid="0008c5ec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ae283" style:font-size-asian="10.5pt" style:font-size-complex="12pt"/>
    </style:style>
    <style:style style:name="T4" style:family="text">
      <style:text-properties fo:font-size="12pt" officeooo:rsid="000c2390" style:font-size-asian="10.5pt" style:font-size-complex="12pt"/>
    </style:style>
    <style:style style:name="T5" style:family="text">
      <style:text-properties fo:font-size="12pt" officeooo:rsid="000ca648" style:font-size-asian="10.5pt" style:font-size-complex="12pt"/>
    </style:style>
    <style:style style:name="T6" style:family="text">
      <style:text-properties fo:font-size="12pt" officeooo:rsid="000d2e28" style:font-size-asian="10.5pt" style:font-size-complex="12pt"/>
    </style:style>
    <style:style style:name="T7" style:family="text">
      <style:text-properties fo:font-size="12pt" officeooo:rsid="001013e8" style:font-size-asian="10.5pt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4ddf6" style:font-size-asian="14pt" style:font-size-complex="14pt"/>
    </style:style>
    <style:style style:name="T10" style:family="text">
      <style:text-properties fo:font-size="14pt" officeooo:rsid="0012d8ff" style:font-size-asian="14pt" style:font-size-complex="14pt"/>
    </style:style>
    <style:style style:name="T11" style:family="text">
      <style:text-properties fo:font-size="14pt" officeooo:rsid="0008c5ec" style:font-size-asian="14pt" style:font-size-complex="14pt"/>
    </style:style>
    <style:style style:name="T12" style:family="text">
      <style:text-properties fo:font-size="14pt" officeooo:rsid="000cd896" style:font-size-asian="14pt" style:font-size-complex="14pt"/>
    </style:style>
    <style:style style:name="T13" style:family="text">
      <style:text-properties officeooo:rsid="000c2390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0ca648"/>
    </style:style>
    <style:style style:name="T16" style:family="text">
      <style:text-properties officeooo:rsid="000cd713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0d2e28"/>
    </style:style>
    <style:style style:name="T19" style:family="text">
      <style:text-properties officeooo:rsid="0012d8ff"/>
    </style:style>
    <style:style style:name="T20" style:family="text">
      <style:text-properties officeooo:rsid="0004ddf6"/>
    </style:style>
    <style:style style:name="T21" style:family="text">
      <style:text-properties officeooo:rsid="001718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154in" fo:text-indent="-0.25in" fo:margin-left="0.015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654in" fo:text-indent="-0.25in" fo:margin-left="0.265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154in" fo:text-indent="-0.25in" fo:margin-left="0.515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54in" fo:text-indent="-0.25in" fo:margin-left="0.765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154in" fo:text-indent="-0.25in" fo:margin-left="1.015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654in" fo:text-indent="-0.25in" fo:margin-left="1.2654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s To <text:span text:style-name="T13">Refactor</text:span></text:p>
      <text:p text:style-name="P1">Vote Tracker</text:p>
      <text:p text:style-name="P2">by</text:p>
      <text:p text:style-name="P2">Robert Hill</text:p>
      <text:p text:style-name="P18"/>
      <text:p text:style-name="P18"/>
      <text:list xml:id="list4895590955076501804" text:style-name="L13">
        <text:list-item>
          <text:p text:style-name="P19"><text:span text:style-name="T9">Move pictures and votes </text:span><text:span text:style-name="T12">both </text:span><text:span text:style-name="T9">into a SQL Table instead of local storage.</text:span></text:p>
        </text:list-item>
      </text:list>
      <text:list xml:id="list457302264825357747" text:style-name="L8">
        <text:list-item>
          <text:p text:style-name="P8">Create table that holds ALL the data …</text:p>
        </text:list-item>
        <text:list-item>
          <text:p text:style-name="P42">photoArray []</text:p>
        </text:list-item>
        <text:list-item>
          <text:p text:style-name="P42">Tracker {}</text:p>
        </text:list-item>
        <text:list-item>
          <text:p text:style-name="P43">data [] … local to makeChart()</text:p>
        </text:list-item>
        <text:list-item>
          <text:p text:style-name="P49">Add jQuery</text:p>
        </text:list-item>
        <text:list-item>
          <text:p text:style-name="P7">Manipulate DOM <text:span text:style-name="T1">better</text:span></text:p>
        </text:list-item>
        <text:list-item>
          <text:p text:style-name="P7">Add incorporate event listeners</text:p>
        </text:list-item>
        <text:list-item>
          <text:p text:style-name="P50"><text:span text:style-name="T9">Apply SMACSS </text:span><text:span text:style-name="T11">concepts to include folders</text:span></text:p>
        </text:list-item>
        <text:list-item>
          <text:p text:style-name="P10"><text:span text:style-name="T15">Move global objects into constructors. … Tracker</text:span></text:p>
        </text:list-item>
        <text:list-item>
          <text:p text:style-name="P10">css</text:p>
        </text:list-item>
        <text:list-item>
          <text:p text:style-name="P49">Using chart.js, make pie chart static instead of flickering.</text:p>
        </text:list-item>
        <text:list-item>
          <text:p text:style-name="P9">Delete chart before rendering should work.</text:p>
        </text:list-item>
      </text:list>
      <text:list xml:id="list32262694369845296" text:style-name="L1">
        <text:list-item>
          <text:p text:style-name="P3"><text:span text:style-name="T1">Upon load</text:span>, <text:span text:style-name="T1">the </text:span>pie chart should display a “<text:span text:style-name="T1">Welcome” or “Let's Play” type of </text:span>message <text:span text:style-name="T1">in place</text:span> of a chart.</text:p>
        </text:list-item>
        <text:list-item>
          <text:p text:style-name="P5">Update CSS</text:p>
        </text:list-item>
      </text:list>
      <text:list xml:id="list8496149208664076283" text:style-name="L7">
        <text:list-item>
          <text:p text:style-name="P24"><text:span text:style-name="T8">Remove from HTML</text:span></text:p>
        </text:list-item>
        <text:list-item>
          <text:p text:style-name="P30"><text:span text:style-name="T8">Move box colors, &lt;p&gt;, into SQL table.</text:span></text:p>
        </text:list-item>
      </text:list>
      <text:p text:style-name="P11"/>
      <text:p text:style-name="P31">Code Depend<text:span text:style-name="T19">e</text:span>ncies</text:p>
      <text:p text:style-name="P17">HTML</text:p>
      <text:list xml:id="list5316282634953045311" text:style-name="L4">
        <text:list-item>
          <text:p text:style-name="P47">Render screen, then run &lt;script&gt; app.js</text:p>
        </text:list-item>
      </text:list>
      <text:p text:style-name="P48"/>
      <text:p text:style-name="P16"><text:span text:style-name="T14">JavaScript</text:span></text:p>
      <text:list xml:id="list150734745850713" text:continue-numbering="true" text:style-name="L4">
        <text:list-item>
          <text:p text:style-name="P14">Basic flow in 'app.js'</text:p>
        </text:list-item>
        <text:list-item>
          <text:p text:style-name="P25"><text:span text:style-name="T4">Create empty photoArray</text:span></text:p>
        </text:list-item>
        <text:list-item>
          <text:p text:style-name="P26"><text:span text:style-name="T4">D</text:span><text:span text:style-name="T2">eclare functions and global variables.</text:span></text:p>
        </text:list-item>
        <text:list-item>
          <text:p text:style-name="P26"><text:span text:style-name="T4">g</text:span><text:span text:style-name="T2">etData('votes')</text:span></text:p>
        </text:list-item>
        <text:list-item>
          <text:p text:style-name="P36"><text:span text:style-name="T2">Get local storage</text:span></text:p>
        </text:list-item>
        <text:list-item>
          <text:p text:style-name="P36"><text:span text:style-name="T2">Assign values to Tracker object from local storage data.</text:span></text:p>
        </text:list-item>
        <text:list-item>
          <text:p text:style-name="P27"><text:span text:style-name="T17">Populate the photoArray with HARD data.</text:span></text:p>
        </text:list-item>
        <text:list-item>
          <text:p text:style-name="P27"><text:span text:style-name="T5">RandomPic()</text:span></text:p>
        </text:list-item>
        <text:list-item>
          <text:p text:style-name="P37"><text:span text:style-name="T5">G</text:span><text:span text:style-name="T2">enerate randomly 2 random picture-fear key value pairs that are different from one another.</text:span></text:p>
        </text:list-item>
        <text:list-item>
          <text:p text:style-name="P29"><text:span text:style-name="T2">Event listeners are set to poll what image gets clicked.</text:span></text:p>
        </text:list-item>
        <text:list-item>
          <text:p text:style-name="P40"><text:span text:style-name="T2">Upon click of either image, makeChart() is called to update the bottom boxes and pie chart!</text:span></text:p>
        </text:list-item>
      </text:list>
      <text:p text:style-name="P41"/>
      <text:p text:style-name="P41"><text:span text:style-name="T2"/></text:p>
      <text:list xml:id="list150735594165477" text:continue-numbering="true" text:style-name="L4">
        <text:list-item>
          <text:p text:style-name="P28"><text:span text:style-name="T2">RatePic()</text:span></text:p>
        </text:list-item>
        <text:list-item>
          <text:p text:style-name="P37"><text:span text:style-name="T18">'</text:span>picFrame' is passed in <text:span text:style-name="T18">as the frame </text:span></text:p>
        </text:list-item>
        <text:list-item>
          <text:p text:style-name="P37">Compares picFram<text:span text:style-name="T18">e, i.e. the frame the user clicked,</text:span> to each picture element <text:span text:style-name="T18">and chooses which switch statement to execute.</text:span></text:p>
        </text:list-item>
        <text:list-item>
          <text:p text:style-name="P46">Switch stmts determine which Tracker.___vote will be incremented.</text:p>
        </text:list-item>
        <text:list-item>
          <text:p text:style-name="P37"><text:span text:style-name="T6">After switch statement executed, </text:span><text:span text:style-name="T2">randomPic() </text:span><text:span text:style-name="T6">called to reload new images.</text:span></text:p>
        </text:list-item>
        <text:list-item>
          <text:p text:style-name="P29"><text:span text:style-name="T6">M</text:span><text:span text:style-name="T2">akeChart()</text:span></text:p>
        </text:list-item>
        <text:list-item>
          <text:p text:style-name="P38"><text:span text:style-name="T2">Setting up the innerHtml of each box at bottom.</text:span></text:p>
        </text:list-item>
        <text:list-item>
          <text:p text:style-name="P38"><text:span text:style-name="T2">Then drawing the pie chart per specs from 'chart.js' which is a scripted library.</text:span></text:p>
        </text:list-item>
        <text:list-item>
          <text:p text:style-name="P29"><text:span text:style-name="T2">StoreData() : Saves data to object </text:span><text:span text:style-name="T7">+ pushes to local storage.</text:span></text:p>
        </text:list-item>
      </text:list>
      <text:p text:style-name="P39"><text:span text:style-name="T2"/></text:p>
      <text:list xml:id="list150735109667120" text:continue-numbering="true" text:style-name="L4">
        <text:list-item>
          <text:p text:style-name="P13">app.js</text:p>
        </text:list-item>
        <text:list-item>
          <text:p text:style-name="P23">FUNCTIONS</text:p>
        </text:list-item>
        <text:list-item>
          <text:p text:style-name="P32">storeData()</text:p>
        </text:list-item>
        <text:list-item>
          <text:p text:style-name="P32">getData()</text:p>
        </text:list-item>
        <text:list-item>
          <text:p text:style-name="P44">If there are no votes yet, Retrieves local data 'votes' &amp; </text:p>
        </text:list-item>
        <text:list-item>
          <text:p text:style-name="P44">Parses local data 'votes' : array of strings.</text:p>
        </text:list-item>
        <text:list-item>
          <text:p text:style-name="P44"/>
        </text:list-item>
        <text:list-item>
          <text:p text:style-name="P32">Photo<text:span text:style-name="T16">()</text:span> – <text:span text:style-name="T16">CONSTRUCTOR Function</text:span></text:p>
        </text:list-item>
        <text:list-item>
          <text:p text:style-name="P45">pushes 2 key-value pairs to the global photoArray[]</text:p>
        </text:list-item>
        <text:list-item>
          <text:p text:style-name="P32">getRandomNum() … <text:span text:style-name="T16">returns a random number.</text:span></text:p>
        </text:list-item>
        <text:list-item>
          <text:p text:style-name="P32">randomPic()</text:p>
        </text:list-item>
        <text:list-item>
          <text:p text:style-name="P32">ratePic()</text:p>
        </text:list-item>
        <text:list-item>
          <text:p text:style-name="P32"><text:soft-page-break/>makeChart()</text:p>
        </text:list-item>
      </text:list>
      <text:p text:style-name="P33"/>
      <text:p text:style-name="P33"/>
      <text:p text:style-name="P33"/>
      <text:list xml:id="list150734403433660" text:continue-numbering="true" text:style-name="L4">
        <text:list-item>
          <text:p text:style-name="P23">OBJECTS &amp; VARIABLES</text:p>
        </text:list-item>
        <text:list-item>
          <text:p text:style-name="P32">photoArray = [] … <text:span text:style-name="T18">'fear' and 'pcLink' … category or fear and url of image</text:span></text:p>
        </text:list-item>
        <text:list-item>
          <text:p text:style-name="P34">pic</text:p>
        </text:list-item>
        <text:list-item>
          <text:p text:style-name="P32">Tracker = {</text:p>
        </text:list-item>
        <text:list-item>
          <text:p text:style-name="P32"><text:s text:c="4"/>clownVote: 0,</text:p>
        </text:list-item>
        <text:list-item>
          <text:p text:style-name="P32"><text:s text:c="4"/>dogVote: 0,</text:p>
        </text:list-item>
        <text:list-item>
          <text:p text:style-name="P32"><text:s text:c="4"/>germVote: 0,</text:p>
        </text:list-item>
        <text:list-item>
          <text:p text:style-name="P32"><text:s text:c="4"/>heightsVote: 0,</text:p>
        </text:list-item>
        <text:list-item>
          <text:p text:style-name="P32"><text:s text:c="4"/>kittenVote : <text:s/>0,</text:p>
        </text:list-item>
        <text:list-item>
          <text:p text:style-name="P32"><text:s text:c="4"/>lightningVote: 0,</text:p>
        </text:list-item>
        <text:list-item>
          <text:p text:style-name="P32"><text:s text:c="4"/>needleVote: 0,</text:p>
        </text:list-item>
        <text:list-item>
          <text:p text:style-name="P32"><text:s text:c="4"/>snakeVote: 0,</text:p>
        </text:list-item>
        <text:list-item>
          <text:p text:style-name="P32"><text:s text:c="4"/>spiderVote: 0</text:p>
        </text:list-item>
        <text:list-item>
          <text:p text:style-name="P35">data = [] … <text:s/>value, label, color … declared in makeChart()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2:40:38.894434411</meta:creation-date>
    <dc:date>2015-12-10T15:07:33.681370531</dc:date>
    <meta:editing-duration>PT2H4M6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3" meta:paragraph-count="72" meta:word-count="432" meta:character-count="2353" meta:non-whitespace-character-count="2016"/>
  </office:meta>
</office:document-meta>
</file>